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9d6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44694048" text:id="ct44694048">
          <text:insertion>
            <office:change-info>
              <dc:creator>Sara Boch</dc:creator>
              <dc:date>2013-12-10T09:40:00</dc:date>
            </office:change-info>
          </text:insertion>
        </text:changed-region>
        <text:changed-region xml:id="ct44817072" text:id="ct44817072">
          <text:deletion>
            <office:change-info>
              <dc:creator>Sara Boch</dc:creator>
              <dc:date>2013-12-10T09:55:00</dc:date>
            </office:change-info>
            <text:p text:style-name="P1">Picture 2.</text:p>
          </text:deletion>
        </text:changed-region>
        <text:changed-region xml:id="ct44814672" text:id="ct44814672">
          <text:insertion>
            <office:change-info>
              <dc:creator>Sara Boch</dc:creator>
              <dc:date>2013-12-10T09:55:00</dc:date>
            </office:change-info>
          </text:insertion>
        </text:changed-region>
        <text:changed-region xml:id="ct44830912" text:id="ct44830912">
          <text:insertion>
            <office:change-info>
              <dc:creator>Sara Boch</dc:creator>
              <dc:date>2013-12-10T09:59:00</dc:date>
            </office:change-info>
          </text:insertion>
        </text:changed-region>
        <text:changed-region xml:id="ct44832512" text:id="ct44832512">
          <text:insertion>
            <office:change-info>
              <dc:creator>Sara Boch</dc:creator>
              <dc:date>2013-12-10T10:00:00</dc:date>
            </office:change-info>
          </text:insertion>
        </text:changed-region>
        <text:changed-region xml:id="ct44843472" text:id="ct44843472">
          <text:deletion>
            <office:change-info>
              <dc:creator>Sara Boch</dc:creator>
              <dc:date>2013-12-10T10:00:00</dc:date>
            </office:change-info>
            <text:p text:style-name="P2">customise</text:p>
          </text:deletion>
        </text:changed-region>
        <text:changed-region xml:id="ct44852512" text:id="ct44852512">
          <text:insertion>
            <office:change-info>
              <dc:creator>Sara Boch</dc:creator>
              <dc:date>2013-12-10T10:06:00</dc:date>
            </office:change-info>
          </text:insertion>
        </text:changed-region>
        <text:changed-region xml:id="ct44854880" text:id="ct44854880">
          <text:insertion>
            <office:change-info>
              <dc:creator>Sara Boch</dc:creator>
              <dc:date>2013-12-10T10:04:00</dc:date>
            </office:change-info>
          </text:insertion>
        </text:changed-region>
        <text:changed-region xml:id="ct44855968" text:id="ct44855968">
          <text:insertion>
            <office:change-info>
              <dc:creator>Sara Boch</dc:creator>
              <dc:date>2013-12-10T10:19:00</dc:date>
            </office:change-info>
          </text:insertion>
        </text:changed-region>
        <text:changed-region xml:id="ct44856448" text:id="ct44856448">
          <text:insertion>
            <office:change-info>
              <dc:creator>Sara Boch</dc:creator>
              <dc:date>2013-12-10T10:21:00</dc:date>
            </office:change-info>
          </text:insertion>
        </text:changed-region>
        <text:changed-region xml:id="ct44848592" text:id="ct44848592">
          <text:deletion>
            <office:change-info>
              <dc:creator>Sara Boch</dc:creator>
              <dc:date>2013-12-10T10:22:00</dc:date>
            </office:change-info>
            <text:p text:style-name="P3">s</text:p>
          </text:deletion>
        </text:changed-region>
        <text:changed-region xml:id="ct44860400" text:id="ct44860400">
          <text:insertion>
            <office:change-info>
              <dc:creator>Sara Boch</dc:creator>
              <dc:date>2013-12-10T10:41:00</dc:date>
            </office:change-info>
          </text:insertion>
        </text:changed-region>
        <text:changed-region xml:id="ct44863456" text:id="ct44863456">
          <text:deletion>
            <office:change-info>
              <dc:creator>Sara Boch</dc:creator>
              <dc:date>2013-12-10T10:23:00</dc:date>
            </office:change-info>
            <text:p text:style-name="P4">s</text:p>
          </text:deletion>
        </text:changed-region>
        <text:changed-region xml:id="ct44863216" text:id="ct44863216">
          <text:deletion>
            <office:change-info>
              <dc:creator>Sara Boch</dc:creator>
              <dc:date>2013-12-10T10:41:00</dc:date>
            </office:change-info>
            <text:p text:style-name="P5">ali</text:p>
          </text:deletion>
        </text:changed-region>
        <text:changed-region xml:id="ct44865248" text:id="ct44865248">
          <text:insertion>
            <office:change-info>
              <dc:creator>Sara Boch</dc:creator>
              <dc:date>2013-12-10T10:23:00</dc:date>
            </office:change-info>
          </text:insertion>
        </text:changed-region>
        <text:changed-region xml:id="ct44851312" text:id="ct44851312">
          <text:insertion>
            <office:change-info>
              <dc:creator>Sara Boch</dc:creator>
              <dc:date>2013-12-10T10:41:00</dc:date>
            </office:change-info>
          </text:insertion>
        </text:changed-region>
        <text:changed-region xml:id="ct44674480" text:id="ct44674480">
          <text:deletion>
            <office:change-info>
              <dc:creator>Sara Boch</dc:creator>
              <dc:date>2013-12-10T10:24:00</dc:date>
            </office:change-info>
            <text:p text:style-name="P4">s</text:p>
          </text:deletion>
        </text:changed-region>
        <text:changed-region xml:id="ct44864208" text:id="ct44864208">
          <text:deletion>
            <office:change-info>
              <dc:creator>Sara Boch</dc:creator>
              <dc:date>2013-12-10T10:41:00</dc:date>
            </office:change-info>
            <text:p text:style-name="P5">ali</text:p>
          </text:deletion>
        </text:changed-region>
        <text:changed-region xml:id="ct44894352" text:id="ct44894352">
          <text:deletion>
            <office:change-info>
              <dc:creator>Sara Boch</dc:creator>
              <dc:date>2013-12-10T10:35:00</dc:date>
            </office:change-info>
            <text:p text:style-name="P6">1</text:p>
          </text:deletion>
        </text:changed-region>
        <text:changed-region xml:id="ct44930000" text:id="ct44930000">
          <text:format-change>
            <office:change-info>
              <dc:creator>Sara Boch</dc:creator>
              <dc:date>2013-12-10T10:51:00</dc:date>
            </office:change-info>
          </text:format-change>
        </text:changed-region>
        <text:changed-region xml:id="ct44932064" text:id="ct44932064">
          <text:format-change>
            <office:change-info>
              <dc:creator>Sara Boch</dc:creator>
              <dc:date>2013-12-10T10:51:00</dc:date>
            </office:change-info>
          </text:format-change>
        </text:changed-region>
        <text:changed-region xml:id="ct44929600" text:id="ct44929600">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5">3</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44694048"/><text:span text:style-name="T21">m</text:span><text:change-end text:change-id="ct44694048"/>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44817072"/><text:change-start text:change-id="ct44814672"/><text:soft-page-break/>Picture 2.<text:change-end text:change-id="ct44814672"/></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44830912"/> <text:change-end text:change-id="ct44830912"/>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44832512"/><text:span text:style-name="T1">customize</text:span><text:change-end text:change-id="ct44832512"/><text:change text:change-id="ct44843472"/>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44852512"/><text:span text:style-name="T1">s</text:span><text:change-end text:change-id="ct44852512"/> need to be done at once. To configure this aspect you can click <text:span text:style-name="T2">Configure</text:span> button below the label <text:span text:style-name="T2">Simulation </text:span><text:soft-page-break/><text:span text:style-name="T2">Steps</text:span>. You will then get<text:change-start text:change-id="ct44854880"/> <text:change-end text:change-id="ct44854880"/><text:change-start text:change-id="ct44855968"/><text:span text:style-name="T22">the</text:span><text:change-end text:change-id="ct44855968"/>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44856448"/><text:span text:style-name="T22">s</text:span><text:change-end text:change-id="ct44856448"/> in the right column. The first configuration option<text:change text:change-id="ct44848592"/> is for <text:span text:style-name="T2">Energy Minim</text:span><text:change-start text:change-id="ct44860400"/><text:span text:style-name="T3">iz</text:span><text:change-end text:change-id="ct44860400"/><text:change text:change-id="ct44863456"/><text:change text:change-id="ct44863216"/><text:span text:style-name="T2">ation</text:span>. This step is performed after adding molecule to water box. Some atoms in that system may collide. The purpose is to move water atoms a bit, so dynamics simulation will not start in <text:change-start text:change-id="ct44865248"/><text:span text:style-name="T23">a </text:span><text:change-end text:change-id="ct44865248"/>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44851312"/><text:span text:style-name="T3">iz</text:span><text:change-end text:change-id="ct44851312"/><text:change text:change-id="ct44674480"/><text:change text:change-id="ct44864208"/><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37630F42.png" xlink:type="simple" xlink:show="embed" xlink:actuate="onLoad"/></draw:frame>Picture 16.</text:p>
      <text:p text:style-name="P39"/>
      <text:p text:style-name="P39">5. Changelog</text:p>
      <text:p text:style-name="P6"/>
      <text:p text:style-name="P6">What's new in <text:change text:change-id="ct44894352"/><text:span text:style-name="T13">2</text:span>.0:</text:p>
      <text:list xml:id="list4262298724030072875"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5736291563173710570"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44930000"/><text:span text:style-name="T20">btchtm</text:span>@ug.<text:change-end text:change-id="ct44930000"/><text:span text:style-name="T24">edu</text:span><text:change-start text:change-id="ct44932064"/>.pl<text:change-end text:change-id="ct44932064"/>)<text:change-start text:change-id="ct44929600"/></text:p>
      <text:p text:style-name="P8">- Sara Boch Kminikowska<text:change-end text:change-id="ct449296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4.3$Linux_X86_64 LibreOffice_project/2c39ebcf046445232b798108aa8a7e7d89552ea8</meta:generator>
    <dc:title/>
    <meta:initial-creator/>
    <dc:creator>Tomasz Makarewicz</dc:creator>
    <meta:editing-cycles>47</meta:editing-cycles>
    <dc:date>2015-08-25T12:53:37.891863720</dc:date>
    <meta:editing-duration>PT3H53M42S</meta:editing-duration>
    <meta:document-statistic meta:table-count="0" meta:image-count="16" meta:object-count="0" meta:page-count="18" meta:paragraph-count="106" meta:word-count="1751" meta:character-count="10768" meta:non-whitespace-character-count="9103"/>
  </office:meta>
</office:document-meta>
</file>